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table:style-name="ce16" office:value-type="date" office:date-value="2012-11-04">
            <text:p>04/11/12</text:p>
          </table:table-cell>
          <table:table-cell table:style-name="ce22" office:value-type="string">
            <text:p>120 min</text:p>
          </table:table-cell>
          <table:table-cell table:style-name="ce22" office:value-type="string">
            <text:p>18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nforme de atributo de calidad elegido</text:p>
          </table:table-cell>
          <table:table-cell table:style-name="ce16" office:value-type="date" office:date-value="2012-11-11">
            <text:p>11/11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Planificar rate-me</text:p>
          </table:table-cell>
          <table:table-cell table:style-name="ce16" office:value-type="date" office:date-value="2012-11-18">
            <text:p>18/11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3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 style:data-style-name="N2" text:time-value="0000-00-00T01:20:52.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9T01:21:48.50</dc:date>
    <meta:editing-duration>PT4H56M40S</meta:editing-duration>
    <meta:editing-cycles>74</meta:editing-cycles>
    <meta:generator>LibreOffice/3.6$Windows_x86 LibreOffice_project/932b512-69e3009-7a10e5c-fc86223-a55908</meta:generator>
    <meta:document-statistic meta:table-count="3" meta:cell-count="148" meta:object-count="0"/>
  </office:meta>
</office:document-meta>
</file>